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officeooo:rsid="002e8005" officeooo:paragraph-rsid="002e8005"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d1d4a"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4b738"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54d4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aabd0"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d2e9b"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e8d5b"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128f4"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201c6"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60dd6"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8fe91"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9b609"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daa91"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fddfd"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372e74"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3cb10c"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331f13"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3eb1a"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76e64"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819e5"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c053c" style:font-style-asian="normal" style:font-style-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rsid="0014b738" officeooo:paragraph-rsid="001aabd0"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4d4e" officeooo:paragraph-rsid="001aabd0"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abd0" officeooo:paragraph-rsid="001aabd0"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2e9b" officeooo:paragraph-rsid="001d2e9b"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c7b0" officeooo:paragraph-rsid="0027c7b0"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8fe91" officeooo:paragraph-rsid="0028fe91"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a4c06" officeooo:paragraph-rsid="002a4c06" style:font-style-asian="normal" style:font-style-complex="normal"/>
    </style:style>
    <style:style style:name="P7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2e8005" officeooo:paragraph-rsid="002e8005"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daa91" officeooo:paragraph-rsid="002daa91"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40d8e" officeooo:paragraph-rsid="00340d8e"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cb10c" officeooo:paragraph-rsid="003cb10c"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dfc9e" officeooo:paragraph-rsid="003dfc9e"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eed27" officeooo:paragraph-rsid="003eed27"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1dacc" officeooo:paragraph-rsid="0041dacc"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5d566" officeooo:paragraph-rsid="0045d566"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819e5" officeooo:paragraph-rsid="004819e5"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7c7b0" officeooo:paragraph-rsid="0027c7b0"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color="#0000ff"/>
    </style:style>
    <style:style style:name="P9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officeooo:rsid="004a51d7" officeooo:paragraph-rsid="004a51d7"/>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7" style:family="paragraph" style:parent-style-name="Text_20_body">
      <style:paragraph-properties fo:text-align="justify" style:justify-single-word="false"/>
    </style:style>
    <style:style style:name="P108" style:family="paragraph" style:parent-style-name="Text_20_body">
      <style:text-properties fo:color="#ff6600" fo:language="ru" fo:country="RU"/>
    </style:style>
    <style:style style:name="P109" style:family="paragraph" style:parent-style-name="Text_20_body">
      <style:text-properties fo:language="ru" fo:country="RU"/>
    </style:style>
    <style:style style:name="P110" style:family="paragraph" style:parent-style-name="Text_20_body">
      <loext:graphic-properties draw:fill="solid" draw:fill-color="#eeeeee" draw:opacity="100%"/>
      <style:paragraph-properties fo:background-color="#eeeeee"/>
      <style:text-properties fo:language="ru" fo:country="RU"/>
    </style:style>
    <style:style style:name="P11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2" style:family="paragraph" style:parent-style-name="Text_20_body">
      <loext:graphic-properties draw:fill="solid" draw:fill-color="#eeeeee" draw:opacity="100%"/>
      <style:paragraph-properties fo:background-color="#eeeeee"/>
    </style:style>
    <style:style style:name="P113" style:family="paragraph" style:parent-style-name="First_20_line_20_indent">
      <loext:graphic-properties draw:fill="solid" draw:fill-color="#eeeeee" draw:opacity="100%"/>
      <style:paragraph-properties fo:background-color="#eeeeee"/>
      <style:text-properties fo:language="ru" fo:country="RU"/>
    </style:style>
    <style:style style:name="P11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5" style:family="paragraph" style:parent-style-name="Text_20_body">
      <style:paragraph-properties fo:margin-left="0in" fo:margin-right="0in" fo:text-align="justify" style:justify-single-word="false" fo:text-indent="0in" style:auto-text-indent="false"/>
    </style:style>
    <style:style style:name="P116" style:family="paragraph" style:parent-style-name="Text_20_body">
      <style:paragraph-properties fo:margin-left="0in" fo:margin-right="0in" fo:text-align="justify" style:justify-single-word="false" fo:text-indent="0in" style:auto-text-indent="false"/>
      <style:text-properties fo:color="#800000"/>
    </style:style>
    <style:style style:name="P117" style:family="paragraph" style:parent-style-name="Text_20_body">
      <style:paragraph-properties fo:margin-left="0in" fo:margin-right="0in" fo:text-align="center" style:justify-single-word="false" fo:text-indent="0in" style:auto-text-indent="false"/>
    </style:style>
    <style:style style:name="P11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6" style:family="paragraph" style:parent-style-name="Footnote">
      <style:text-properties fo:language="en" fo:country="US"/>
    </style:style>
    <style:style style:name="P127" style:family="paragraph" style:parent-style-name="Footnote">
      <style:text-properties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5" style:family="paragraph" style:parent-style-name="Text_20_body" style:list-style-name="L1">
      <style:paragraph-properties fo:text-align="justify" style:justify-single-word="false"/>
    </style:style>
    <style:style style:name="P136" style:family="paragraph" style:parent-style-name="Text_20_body" style:list-style-name="L1">
      <style:paragraph-properties fo:text-align="justify" style:justify-single-word="false"/>
      <style:text-properties fo:language="ru" fo:country="RU"/>
    </style:style>
    <style:style style:name="P137" style:family="paragraph" style:parent-style-name="Text_20_body" style:list-style-name="L2">
      <style:paragraph-properties fo:text-align="justify" style:justify-single-word="false"/>
      <style:text-properties fo:language="ru" fo:country="RU"/>
    </style:style>
    <style:style style:name="P138" style:family="paragraph" style:parent-style-name="Text_20_body" style:list-style-name="L3">
      <style:text-properties fo:language="ru" fo:country="RU"/>
    </style:style>
    <style:style style:name="P13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e8d07" style:font-style-asian="normal" style:font-style-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ff330" style:font-style-asian="normal" style:font-style-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51a47f" style:font-style-asian="normal" style:font-style-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ff330" officeooo:paragraph-rsid="004ff330" style:font-style-asian="normal" style:font-style-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522cae" style:font-style-asian="italic" style:font-style-complex="italic"/>
    </style:style>
    <style:style style:name="P14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9" style:family="paragraph" style:parent-style-name="Heading_20_2">
      <style:text-properties fo:language="en" fo:country="US"/>
    </style:style>
    <style:style style:name="P150" style:family="paragraph" style:parent-style-name="Heading_20_2">
      <style:text-properties fo:language="ru" fo:country="RU"/>
    </style:style>
    <style:style style:name="P151" style:family="paragraph" style:parent-style-name="Heading_20_2">
      <loext:graphic-properties draw:fill="solid" draw:fill-color="#eeeeee" draw:opacity="100%"/>
      <style:paragraph-properties fo:background-color="#eeeeee"/>
      <style:text-properties fo:language="ru" fo:country="RU"/>
    </style:style>
    <style:style style:name="P152" style:family="paragraph" style:parent-style-name="Heading_20_2">
      <loext:graphic-properties draw:fill="solid" draw:fill-color="#eeeeee" draw:opacity="100%"/>
      <style:paragraph-properties fo:background-color="#eeeeee"/>
    </style:style>
    <style:style style:name="P153" style:family="paragraph" style:parent-style-name="Heading_20_1">
      <loext:graphic-properties draw:fill="solid" draw:fill-color="#eeeeee" draw:opacity="100%"/>
      <style:paragraph-properties fo:background-color="#eeeeee"/>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800000" officeooo:rsid="003138a6"/>
    </style:style>
    <style:style style:name="T17" style:family="text">
      <style:text-properties fo:color="#800000" officeooo:rsid="004a51d7"/>
    </style:style>
    <style:style style:name="T18" style:family="text">
      <style:text-properties fo:color="#800000" officeooo:rsid="004cb1b2"/>
    </style:style>
    <style:style style:name="T19" style:family="text">
      <style:text-properties fo:color="#ff6600"/>
    </style:style>
    <style:style style:name="T20" style:family="text">
      <style:text-properties fo:color="#ff6600" fo:language="ru" fo:country="RU"/>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style:use-window-font-color="true" officeooo:rsid="0022e811"/>
    </style:style>
    <style:style style:name="T25" style:family="text">
      <style:text-properties fo:background-color="transparent" loext:char-shading-value="0"/>
    </style:style>
    <style:style style:name="T26" style:family="text">
      <style:text-properties style:text-position="super 58%"/>
    </style:style>
    <style:style style:name="T27" style:family="text">
      <style:text-properties fo:color="#c5000b"/>
    </style:style>
    <style:style style:name="T28" style:family="text">
      <style:text-properties fo:language="fr" fo:country="FR"/>
    </style:style>
    <style:style style:name="T29" style:family="text">
      <style:text-properties fo:color="#0000ff"/>
    </style:style>
    <style:style style:name="T30" style:family="text">
      <style:text-properties officeooo:rsid="0014b738"/>
    </style:style>
    <style:style style:name="T31" style:family="text">
      <style:text-properties officeooo:rsid="0014cfe8"/>
    </style:style>
    <style:style style:name="T32" style:family="text">
      <style:text-properties officeooo:rsid="00154d4e"/>
    </style:style>
    <style:style style:name="T33" style:family="text">
      <style:text-properties officeooo:rsid="0016f818"/>
    </style:style>
    <style:style style:name="T34" style:family="text">
      <style:text-properties officeooo:rsid="001aabd0"/>
    </style:style>
    <style:style style:name="T35" style:family="text">
      <style:text-properties officeooo:rsid="001aeb85"/>
    </style:style>
    <style:style style:name="T36" style:family="text">
      <style:text-properties officeooo:rsid="001bdda2"/>
    </style:style>
    <style:style style:name="T37" style:family="text">
      <style:text-properties officeooo:rsid="001e8d5b"/>
    </style:style>
    <style:style style:name="T38" style:family="text">
      <style:text-properties officeooo:rsid="001f3579"/>
    </style:style>
    <style:style style:name="T39" style:family="text">
      <style:text-properties officeooo:rsid="002128f4"/>
    </style:style>
    <style:style style:name="T40" style:family="text">
      <style:text-properties officeooo:rsid="002201c6"/>
    </style:style>
    <style:style style:name="T41" style:family="text">
      <style:text-properties officeooo:rsid="0022e811"/>
    </style:style>
    <style:style style:name="T42" style:family="text">
      <style:text-properties officeooo:rsid="002431e7"/>
    </style:style>
    <style:style style:name="T43" style:family="text">
      <style:text-properties officeooo:rsid="00260dd6"/>
    </style:style>
    <style:style style:name="T44" style:family="text">
      <style:text-properties officeooo:rsid="0026164a"/>
    </style:style>
    <style:style style:name="T45" style:family="text">
      <style:text-properties officeooo:rsid="0028fe91"/>
    </style:style>
    <style:style style:name="T46" style:family="text">
      <style:text-properties officeooo:rsid="00292491"/>
    </style:style>
    <style:style style:name="T47" style:family="text">
      <style:text-properties officeooo:rsid="0029b609"/>
    </style:style>
    <style:style style:name="T48" style:family="text">
      <style:text-properties officeooo:rsid="002b0e5c"/>
    </style:style>
    <style:style style:name="T49" style:family="text">
      <style:text-properties officeooo:rsid="002c83ba"/>
    </style:style>
    <style:style style:name="T50" style:family="text">
      <style:text-properties officeooo:rsid="002daa91"/>
    </style:style>
    <style:style style:name="T51" style:family="text">
      <style:text-properties officeooo:rsid="002e8005"/>
    </style:style>
    <style:style style:name="T52" style:family="text">
      <style:text-properties officeooo:rsid="002fbc34"/>
    </style:style>
    <style:style style:name="T53" style:family="text">
      <style:text-properties officeooo:rsid="002fddfd"/>
    </style:style>
    <style:style style:name="T54" style:family="text">
      <style:text-properties officeooo:rsid="003138a6"/>
    </style:style>
    <style:style style:name="T55" style:family="text">
      <style:text-properties officeooo:rsid="0035d3d2"/>
    </style:style>
    <style:style style:name="T56" style:family="text">
      <style:text-properties officeooo:rsid="00372e74"/>
    </style:style>
    <style:style style:name="T57" style:family="text">
      <style:text-properties officeooo:rsid="00374c61"/>
    </style:style>
    <style:style style:name="T58" style:family="text">
      <style:text-properties officeooo:rsid="00375c76"/>
    </style:style>
    <style:style style:name="T59" style:family="text">
      <style:text-properties officeooo:rsid="003c2179"/>
    </style:style>
    <style:style style:name="T60" style:family="text">
      <style:text-properties officeooo:rsid="003cb10c"/>
    </style:style>
    <style:style style:name="T61" style:family="text">
      <style:text-properties officeooo:rsid="003d8f7d"/>
    </style:style>
    <style:style style:name="T62" style:family="text">
      <style:text-properties officeooo:rsid="0040104e"/>
    </style:style>
    <style:style style:name="T63" style:family="text">
      <style:text-properties officeooo:rsid="004355b5"/>
    </style:style>
    <style:style style:name="T64" style:family="text">
      <style:text-properties officeooo:rsid="0043d7ef"/>
    </style:style>
    <style:style style:name="T65" style:family="text">
      <style:text-properties officeooo:rsid="0043eb1a"/>
    </style:style>
    <style:style style:name="T66" style:family="text">
      <style:text-properties officeooo:rsid="00476e64"/>
    </style:style>
    <style:style style:name="T67" style:family="text">
      <style:text-properties officeooo:rsid="004819e5"/>
    </style:style>
    <style:style style:name="T68" style:family="text">
      <style:text-properties officeooo:rsid="0048da7f"/>
    </style:style>
    <style:style style:name="T69" style:family="text">
      <style:text-properties officeooo:rsid="004a51d7"/>
    </style:style>
    <style:style style:name="T70" style:family="text">
      <style:text-properties officeooo:rsid="004c053c"/>
    </style:style>
    <style:style style:name="T71" style:family="text">
      <style:text-properties officeooo:rsid="004d73b5"/>
    </style:style>
    <style:style style:name="T72" style:family="text">
      <style:text-properties officeooo:rsid="004e8d07"/>
    </style:style>
    <style:style style:name="T73" style:family="text">
      <style:text-properties officeooo:rsid="004ff330"/>
    </style:style>
    <style:style style:name="T74" style:family="text">
      <style:text-properties officeooo:rsid="0051a47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24275643395791718" text:style-name="L1">
        <text:list-item>
          <text:p text:style-name="P135">добавить детектив <text:span text:style-name="T1">(реализовано)</text:span>+ магические уроки/трактаты Старсвирла</text:p>
        </text:list-item>
        <text:list-item>
          <text:p text:style-name="P136">Терра несколько раз пытается убить Макса (один раз — в аквапарке). Несколько раз Макса спасает Селестия (даёт приказы Нексусу)</text:p>
        </text:list-item>
        <text:list-item>
          <text:p text:style-name="P136">Книги:</text:p>
        </text:list-item>
      </text:list>
      <text:list xml:id="list8387879859107793054" text:style-name="L2">
        <text:list-item>
          <text:p text:style-name="P137">«Великие грифоны прошлого» - из канона (5<text:span text:style-name="T5">s8e)</text:span></text:p>
        </text:list-item>
        <text:list-item>
          <text:p text:style-name="P137">«Высшие заклинания в повседневном использовании: от песчинки до дворца»</text:p>
        </text:list-item>
        <text:list-item>
          <text:p text:style-name="P137">«Малоизвестные аспекты магии трансформаций»</text:p>
        </text:list-item>
        <text:list-item>
          <text:p text:style-name="P1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7">Дасти Вейфарер «Зебрианская культура, быт и фольклор»</text:p>
        </text:list-item>
        <text:list-item>
          <text:p text:style-name="P137">«Краткая история Эквестрии»</text:p>
        </text:list-item>
        <text:list-item>
          <text:p text:style-name="P137">«Шедевры архитектуры Эквестрии» с разделом о Кантерлотском Королевском Дворце</text:p>
        </text:list-item>
        <text:list-item>
          <text:p text:style-name="P137">«Великие дела и великие чары». Страница 893: …</text:p>
        </text:list-item>
        <text:list-item>
          <text:p text:style-name="P137">«Природа Проклятий» - обмен</text:p>
        </text:list-item>
        <text:list-item>
          <text:p text:style-name="P137">«Магия для Чайников» - обмен</text:p>
        </text:list-item>
        <text:list-item>
          <text:p text:style-name="P137">«Энциклопедия Арканум» - обмен</text:p>
        </text:list-item>
        <text:list-item>
          <text:p text:style-name="P137">«О Гейсах» - обмен</text:p>
        </text:list-item>
        <text:list-item>
          <text:p text:style-name="P137">«Тайны Тайных Наук» - обмен</text:p>
        </text:list-item>
        <text:list-item>
          <text:p text:style-name="P137">«Основы Заклятий» - обмен</text:p>
        </text:list-item>
        <text:list-item>
          <text:p text:style-name="P137"><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633408793415721815" text:style-name="L3">
        <text:list-item>
          <text:p text:style-name="P13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8">Селестия — переменчивая пони. В одно время не строгая, а в другое может быть такой, что страшно становится</text:p>
        </text:list-item>
        <text:list-item>
          <text:p text:style-name="P13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8">Около 820-ти лет назад будущий маг Лайтнинг Стар поступил на обучение к наставнику Тииспоту</text:p>
        </text:list-item>
        <text:list-item>
          <text:p text:style-name="P13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8">У Селестии грива и хвост развеваются и переливаются от магического шампуня</text:p>
        </text:list-item>
        <text:list-item>
          <text:p text:style-name="P138">Тело Селестии очень крепкое — может выдержать несколько тонн земли</text:p>
        </text:list-item>
        <text:list-item>
          <text:p text:style-name="P138">Дискорд намного старше принцесс, его магия сильнее ихней на голову</text:p>
        </text:list-item>
        <text:list-item>
          <text:p text:style-name="P138">Луна младше Селестии на 3 года. Сёстрам около 5000 лет. По другим данным, Селестии около 2500 лет.</text:p>
        </text:list-item>
        <text:list-item>
          <text:p text:style-name="P138">Принцессы начали войну с Дискордом в возрасте, когда им было около 700 лет — и продолжалась война почти сто лет</text:p>
        </text:list-item>
        <text:list-item>
          <text:p text:style-name="P138">Самый главный враг сестёр и Дискорда — скука</text:p>
        </text:list-item>
        <text:list-item>
          <text:p text:style-name="P138">В Эквестрии на одного жеребца приходится четыре - пять кобыл</text:p>
        </text:list-item>
        <text:list-item>
          <text:p text:style-name="P13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8">Селестия в первые полторы тысячи лет путешествовала — и заварила несколько войн (две — с Эквестрией, в одной была против Луны)</text:p>
        </text:list-item>
        <text:list-item>
          <text:p text:style-name="P138">Настоящий цвет гривы Селестии — клубнично-розовая. Радужный цвет гривы и хвоста поддерживается магией</text:p>
        </text:list-item>
        <text:list-item>
          <text:p text:style-name="P138">Кроме Дискорда, старше сестёр ещё старейшина драконов</text:p>
        </text:list-item>
        <text:list-item>
          <text:p text:style-name="P138">Кэйденс не прожила и 60-ти лет и является низкорожденной</text:p>
        </text:list-item>
        <text:list-item>
          <text:p text:style-name="P13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38">Народ тихо фигел от нововведений и с ещё большим ожесточением продолжал делать по-своему</text:p>
        </text:list-item>
        <text:list-item>
          <text:p text:style-name="P13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8">Когда пони женятся, они обмениваются ножными браслетами</text:p>
        </text:list-item>
        <text:list-item>
          <text:p text:style-name="P138">Светилами, кроме сестёр, могут управлять единороги (группы), Дискорд, Твайлайт и Старсвирл</text:p>
        </text:list-item>
        <text:list-item>
          <text:p text:style-name="P138">Королева Кризалис — правительница Зелёной Долины</text:p>
        </text:list-item>
        <text:list-item>
          <text:p text:style-name="P138">Мать Луны и Селестии — аликорн Лорен. Мать Дискорда — Алиса (пони-человек)</text:p>
        </text:list-item>
        <text:list-item>
          <text:p text:style-name="P13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7">Искусственный интеллект. Создан Владом и Максом. Разработан для управления корпорациями.</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text:soft-page-break/>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49"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6"><text:note text:id="ftn1" text:note-class="footnote"><text:note-citation>1</text:note-citation><text:note-body><text:p text:style-name="P12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5">RnD-</text:span><text:span text:style-name="T1">зоны</text:span><text:span text:style-name="T1"><text:note text:id="ftn3" text:note-class="footnote"><text:note-citation>3</text:note-citation><text:note-body><text:p text:style-name="P12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86"><text:span text:style-name="T5">&gt;\</text:span>Привет, Нексус. Это Макс.</text:p>
      <text:p text:style-name="P86"><text:span text:style-name="T5">&lt;\</text:span>Привет Макс. <text:span text:style-name="T1">Рад тебя видеть. Где ты отсутствовал три дня?</text:span></text:p>
      <text:p text:style-name="P86"><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86"><text:span text:style-name="T5">&gt;\</text:span>Как называется наш проект?</text:p>
      <text:p text:style-name="P86"><text:span text:style-name="T5">&lt;\</text:span>Дайсон.</text:p>
      <text:p text:style-name="P86"><text:span text:style-name="T5">&gt;\</text:span>Сколько тебе лет?</text:p>
      <text:p text:style-name="P86"><text:span text:style-name="T5">&lt;\</text:span>Два года с начала запуска кластера.</text:p>
      <text:p text:style-name="P86"><text:span text:style-name="T5">&gt;\</text:span>Какой сейчас год?</text:p>
      <text:p text:style-name="P86"><text:soft-page-break/><text:span text:style-name="T5">&gt;\</text:span>202<text:span text:style-name="T1">6</text:span>-й.</text:p>
      <text:p text:style-name="P22"/>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86"><text:span text:style-name="T5">&gt;\</text:span>Нексус, отключи память <text:span text:style-name="T1">заданий</text:span> за последнюю неделю.</text:p>
      <text:p text:style-name="P86"><text:span text:style-name="T5">&lt;\</text:span>Выполнено.</text:p>
      <text:p text:style-name="P86"><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6"><text:span text:style-name="T5">&lt;\</text:span><text:span text:style-name="T1">Тебя понял. Читаю задачу...</text:span></text:p>
      <text:p text:style-name="P8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87">Ограничени<text:span text:style-name="T1">е 2: решение должно находиться в правовых рамках уголовного и административного кодекса.</text:span></text:p>
      <text:p text:style-name="P8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7"><text:span text:style-name="T5">&lt;\</text:span><text:span text:style-name="T1">Выполняю задачу</text:span>...</text:p>
      <text:p text:style-name="P87"><text:span text:style-name="T5">&lt;\</text:span>...</text:p>
      <text:p text:style-name="P87"><text:span text:style-name="T5">&lt;\</text:span>Решение:</text:p>
      <text:p text:style-name="P8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6">Хм, не понял? Ч<text:span text:style-name="T1">ё</text:span> за хрень?</text:p>
      <text:p text:style-name="P36"/>
      <text:p text:style-name="P86"><text:span text:style-name="T5">&gt;</text:span>\Нексус, почему ты используешь жёсткие настройки <text:span text:style-name="T1">для решения задачи</text:span>?</text:p>
      <text:p text:style-name="P86"><text:span text:style-name="T5">&lt;\</text:span>Настройки правильные, <text:span text:style-name="T1">Макс</text:span>.</text:p>
      <text:p text:style-name="P22"/>
      <text:p text:style-name="P3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86"><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6">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6">Ага, уже теплее.</text:p>
      <text:p text:style-name="P36"/>
      <text:p text:style-name="P86"><text:span text:style-name="T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5">.</text:span></text:p>
      <text:p text:style-name="P92">Гудки.</text:p>
      <text:p text:style-name="P36"><text:span text:style-name="T1">У</text:span>ходя попрощался с охранником, <text:span text:style-name="T1">увлечённо исследующим тему педофилии</text:span>.</text:p>
      <text:p text:style-name="P36"><text:soft-page-break/>Всё, свободен. Хотя <text:s/><text:span text:style-name="T1">воскресенье</text:span> уже испорчен<text:span text:style-name="T1">о</text:span>.</text:p>
      <text:p text:style-name="P117">***</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6">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5">ворил </text:span><text:span text:style-name="T2">—</text:span><text:span text:style-name="T2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5">А у нас получается... </text:span><text:span text:style-name="T2">–</text:span><text:span text:style-name="T2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6">AI <text:span text:style-name="T2">– </text:span><text:span text:style-name="T2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89">Музыка быстрая, тревожная, надорваная и печальная (Pet Shop Boys “So Hard” ?)</text:p>
      <text:p text:style-name="P25"/>
      <text:p text:style-name="P11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6">Единорог поднял голову.</text:p>
      <text:p text:style-name="P3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5">, </text:span><text:span text:style-name="T2">а от снотворного таких глюков у меня ни разу не было</text:span><text:span text:style-name="T2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8"><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2">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8">Jack of Hearts</text:span><text:span text:style-name="T28"><text:note text:id="ftn7" text:note-class="footnote"><text:note-citation>7</text:note-citation><text:note-body><text:p text:style-name="Footnote"><text:bookmark text:name="result_box1"/><text:span text:style-name="T28">Jack of Hearts</text:span> <text:span text:style-name="T1">– Червовый валет (фр.)</text:span></text:p></text:note-body></text:note></text:span><text:span text:style-name="T2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7">Спи, сестра моя родная,<text:line-break/>Спи. Усни.<text:line-break/>Крыльями тебя укрою,<text:line-break/>Спи. Усни.</text:p><text:p text:style-name="P127"><text:tab/>В чаще тёмной волки воют,<text:line-break/>Спи. Усни.</text:p><text:p text:style-name="P127"><text:tab/>В мрачном замке духи ноют,<text:line-break/>Спи. Усни.</text:p><text:p text:style-name="P127"><text:tab/>Сказки вечность нам читает,<text:line-break/>Спи. Усни.<text:line-break/>День осенний угасает,<text:line-break/>Спи. Усни.<text:line-break/>Помни только в сне глубоком,</text:p><text:p text:style-name="P127"><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text:span text:style-name="T5">3. </text:span>Кантерлот</text:h>
      <text:p text:style-name="P90">Музыка медленная, фэнтезийная, средневековая, изысканая, дворцовая (стиль Dire Straits “Coyote”)</text:p>
      <text:p text:style-name="P108">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90"/>
      <text:p text:style-name="P19">Глава IV. Пределы магии</text:p>
      <text:p text:style-name="P18"/>
      <text:p text:style-name="P19">Вашему покорному слуге известны четыре предела магии: </text:p>
      <text:list xml:id="list8701090174249177712" text:style-name="L4">
        <text:list-item>
          <text:p text:style-name="P13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126">– <text:span text:style-name="T1">Восемь, о учитель!</text:span></text:p><text:p text:style-name="P126">–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8">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8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8">Я потянулся. Хватит на сегодня чтения. Настало время ежедневной прогулки по городу. Тем более, что у меня есть деньги.</text:p>
      <text:p text:style-name="P8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8">Так что даже на ремонт одежды и покупку необходимых в повседневной жизни мелочей у меня финансов не было. До недавнего времени. </text:p>
      <text:p text:style-name="P8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88"><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8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text:span text:style-name="T41">бракованные </text:span><text:span text:style-name="T24">парящие платформы</text:span><text:span text:style-name="T22">.</text:span> Но дворцовым бюрократам необязательно ж знать, КАК я их уничтожаю, хе-хе! Некоторые из <text:span text:style-name="T22">платформ </text:span>уничтожаются путём повышенного износа, будучи частью экспериментальных колесниц! “Лорен” я сделал на базе <text:span text:style-name="T2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2"> И никто ж не догадывался, что она может летать! Её Высочество, разумеется, догадывались, но только </text:span><text:span text:style-name="T24">тихо </text:span><text:span text:style-name="T22">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9">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2">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0"/>
      <text:p text:style-name="P38">На книгу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38"><text:span text:style-name="T6">–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4">Селестия нахмурилась и приняла грозный вид.</text:p>
      <text:p text:style-name="P44"><text:span text:style-name="T5">– </text:span>Не забывай, человек, я — могущественный маг и правитель Эквестрии. Ко мне нужно относиться с <text:soft-page-break/>должным уважением!</text:p>
      <text:p text:style-name="P44"><text:span text:style-name="T5">– </text:span>А то что? Превратишь в жабу? Сошлёшь на Луну? Убьёшь нахер?</text:p>
      <text:p text:style-name="P44">Аликорница сникла. Уши её опустились.</text:p>
      <text:p text:style-name="P44"><text:span text:style-name="T5">– </text:span>Макс, не надо... Ты же знаешь, я этого не сделаю.</text:p>
      <text:p text:style-name="P4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4"><text:span text:style-name="T5">Аликорница уселась н</text:span>а пол <text:span text:style-name="T5">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5">– </text:span>Вот, читай отсюда. <text:span text:style-name="T5">– а</text:span>ликорница подчеркнула абзац копытом.</text:p>
      <text:p text:style-name="P44"/>
      <text:p text:style-name="P47">***</text:p>
      <text:p text:style-name="P47"/>
      <text:p text:style-name="P8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8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14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text:span text:style-name="T42">и пропадать с карт</text:span>,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83">Но величайшая справедливость юниверсума заключается в том, что не существует безвыходных положений. Всегда есть надежда.</text:p>
      <text:p text:style-name="P83">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83">Как исполнить первую часть задачи — призвать его — я поведаю, а со второй частью <text:span text:style-name="T42">е</text:span>######<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text:soft-page-break/></text:p>
      <text:p text:style-name="P44">&lt;<text:span text:style-name="T11">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
      <text:p text:style-name="P44"><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4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2">–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pan text:style-name="T1">– Занавес. </text:span>– <text:s/><text:span text:style-name="T1">подытожил я.</text:span></text:p>
      <text:p text:style-name="P42"/>
      <text:h text:style-name="P150" text:outline-level="2"><text:span text:style-name="T5">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 Индиго. – ответили глаза.</text:p>
      <text:p text:style-name="P44"><text:soft-page-break/>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7">***</text:p>
      <text:p text:style-name="P44">&lt;<text:span text:style-name="T29">Depeche Mode - Painkiller</text:span>&gt;</text:p>
      <text:p text:style-name="P8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В дверях библиотеки появился знакомый силуэт.</text:p>
      <text:p text:style-name="P44">– Привет, твоё высочество! Тебя уже выпустили, или опять от докторов смылась?</text:p>
      <text:p text:style-name="P44">Аликорница прошла в комнату и устало уселась рядом со мной.</text:p>
      <text:p text:style-name="P44"><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по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80">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text:soft-page-break/>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text:span text:style-name="T63">Через некоторое время</text:span>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Селестия рассмеялась.</text:p>
      <text:p text:style-name="P44">– Нет, от союза пегаса и пони-единорога получится или пегас, или пони-единорог, или, редко, <text:soft-page-break/>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text:span text:style-name="T64">е</text:span>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 Вроде да. Хотя, по-моему, дело уже не в муравьях.</text:p>
      <text:p text:style-name="P44">– По-моему, тоже. – рассмеялась аликорница. – Продолжай...</text:p>
      <text:p text:style-name="P44"/>
      <text:h text:style-name="Heading_20_2" text:outline-level="2"><text:soft-page-break/><text:span text:style-name="T5">6. </text:span>“Феникс”</text:h>
      <text:p text:style-name="P71"/>
      <text:p text:style-name="P85"><text:span text:style-name="T48">~~~ </text:span>Завтра на <text:span text:style-name="T55">семь</text:span> в библиотеке <text:span text:style-name="T48">~~~</text:span></text:p>
      <text:p text:style-name="P85"/>
      <text:p text:style-name="P44">–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text:span text:style-name="T49">откалибровать</text:span> — ещё послужат!</text:p>
      <text:p text:style-name="P44">Норф носился по мастерской, окрылённый новообретенным учеником.</text:p>
      <text:p text:style-name="P44">– Будем наплавлять на обода резину, и наши красотки станут тише мотылька <text:span text:style-name="T30">и мягче пуха</text:span>!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text:span text:style-name="T44">шестой</text:span>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text:span text:style-name="T36">знания </text:span>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ты, говорит,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8">Я посмотрел на часы. До <text:span text:style-name="T55">семи</text:span> оставалось двадцать минут — как раз, чтоб успеть <text:span text:style-name="T31">дойти до библиотеки.</text:span></text:p>
      <text:p text:style-name="P49">– <text:span text:style-name="T32">На сегодня довольно. Я ж вижу, ты торопишься. – заметил Норф.</text:span></text:p>
      <text:p text:style-name="P68">Я благодарно кивнул и принялся собирать<text:span text:style-name="T33">ся</text:span>. <text:span text:style-name="T33">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span></text:p>
      <text:p text:style-name="P69">Я закрыл саквояж и сунул его в рюкзак.</text:p>
      <text:p text:style-name="P50">– <text:span text:style-name="T34">Завтра будешь? </text:span>– <text:span text:style-name="T34">спросил Норф.</text:span></text:p>
      <text:p text:style-name="P50">– <text:span text:style-name="T34">В то же время. </text:span>– <text:span text:style-name="T34">подтвердил я.</text:span></text:p>
      <text:p text:style-name="P50"/>
      <text:p text:style-name="P67">***</text:p>
      <text:p text:style-name="P50"/>
      <text:p text:style-name="P69">Знакомый силуэт уже <text:span text:style-name="T35">поджидал меня в полумраке читального зала. Селестия стояла между книжных шкафов, куда не доставал мягкий свет светильника.</text:span></text:p>
      <text:p text:style-name="P51">– <text:span text:style-name="T54">Здрасьте!</text:span></text:p>
      <text:p text:style-name="P70">Аликорница не ответила, всматриваясь в глобус.</text:p>
      <text:p text:style-name="P52">– <text:span text:style-name="T37">Привет, говорю! </text:span>– <text:span text:style-name="T37">я подошёл вплотную и легонько сжал ей холку.</text:span></text:p>
      <text:p text:style-name="P53"><text:soft-page-break/>– <text:span text:style-name="T37">А, это ты, Макс? Привет. </text:span>– <text:span text:style-name="T38">аликорница, наконец, оторвалась от разноцветной сферы. </text:span>– <text:span text:style-name="T39">Как осваиваешься?</text:span></text:p>
      <text:p text:style-name="P54">– <text:span text:style-name="T40">Нормально осваиваюсь. Работу себе нашёл. К <text:s/>Норфолку Каррусу в ученики записался.</text:span></text:p>
      <text:p text:style-name="P55">– <text:span text:style-name="T40">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text:span>— <text:span text:style-name="T41">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text:span>– <text:span text:style-name="T43">Селестия улыбнулась воспоминаниям. </text:span>– <text:span text:style-name="T43">Давненько к нему не захаживала. Как он?</text:span></text:p>
      <text:p text:style-name="P55">– <text:span text:style-name="T43">Честно говоря, не очень. </text:span>– <text:span text:style-name="T43">я не стал огорчать принцессу тем фактом, что её друг теперь стал старым в буквальном смысле слова. </text:span>– <text:span text:style-name="T43">А ты, я вижу, выздоравливаешь? Доктор Плантаго разрешил ходить без корсета?</text:span></text:p>
      <text:p text:style-name="P56">– <text:span text:style-name="T45">Да, уже пять дней. Так здорово снова чувствовать свои мышцы! Корсет был ужасен.</text:span></text:p>
      <text:p text:style-name="P72">Аликорница прошлась <text:span text:style-name="T46">передо мной с раскрытыми крыльями, демонстрируя восстановленную работоспособность.</text:span></text:p>
      <text:p text:style-name="P57">– <text:span text:style-name="T54">Ну что же, и я рад за тебя. </text:span>– <text:span text:style-name="T47">я отвернулся, присел на край стола и стал изучать потолок. </text:span>– <text:span text:style-name="T47">Зачем вызывала?</text:span></text:p>
      <text:p text:style-name="P73">Шаги <text:span text:style-name="T53">сзади </text:span>прекратились. Некоторое время за спиной было тихо. Потом из-за моего плеча показалась голова <text:span text:style-name="T48">а</text:span>ликорницы. Её нос почти упёрся в мой, а <text:span text:style-name="T48">розовый глаз заполнил всё видимое пространство</text:span>.</text:p>
      <text:p text:style-name="P58">– <text:span text:style-name="T50">Ты сердишься?</text:span></text:p>
      <text:p text:style-name="P75">Её ресницы щекотали мне щёку. Я отодвинул её морду от лица и сказал скучающим тоном:</text:p>
      <text:p text:style-name="P58">– <text:span text:style-name="T50">Та не, с чего бы? За что мне на тебя сердиться?</text:span></text:p>
      <text:p text:style-name="P59">– <text:span text:style-name="T53">Но ты ведёшь себя как чужой. Как будто мы незнакомы! Ещё чуть-чуть, и станешь называть меня на «Вы» и «Ваше Высочество».</text:span></text:p>
      <text:p text:style-name="P76">Меня прорвало.</text:p>
      <text:p text:style-name="P62">– <text:span text:style-name="T54">Ха! Это я веду себя как чужой?!! Я?!! А кто исчез на неделю? Без единой, блин, весточки! «Как будто мы незнакомы»! </text:span>– <text:span text:style-name="T54">съязвил я. </text:span>– <text:span text:style-name="T54">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text:span>— <text:span text:style-name="T54"><text:s/>бросила, захотела </text:span>— <text:span text:style-name="T54">снова вспомнила? Я не игрушка, блин!!!</text:span></text:p>
      <text:p text:style-name="P79">Я вытащил из заднего кармана <text:span text:style-name="T62">брюк </text:span>смятую записку с королевскими вензелями и бросил её <text:span text:style-name="T71">под ноги Селестии</text:span>.</text:p>
      <text:p text:style-name="P76">Аликорница начала молча ходить передо мной взад-вперёд <text:span text:style-name="T57">поджав губы и нервно подёргивая хвостом</text:span>. Я пересчи<text:span text:style-name="T58">тывал</text:span> книги на верхней полке шкафа.</text:p>
      <text:p text:style-name="P76">Наконец <text:span text:style-name="T58">Селестия</text:span> <text:span text:style-name="T59">развернулась</text:span> и глубоко <text:span text:style-name="T57">вы</text:span>дохнула.</text:p>
      <text:p text:style-name="P60">– <text:span text:style-name="T56">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span></text:p>
      <text:p text:style-name="P77">Я подошёл к аликорнице и прикоснулся к её шее.</text:p>
      <text:p text:style-name="P61">– <text:span text:style-name="T60">Всё в порядке. Я тебя понимаю </text:span>— <text:span text:style-name="T60">и ценю твоё признание. Сам бы ещё и не так себя повёл на твоём месте.</text:span></text:p>
      <text:p text:style-name="P61">– <text:span text:style-name="T60">Да? А как бы ты себя повёл? </text:span>– <text:span text:style-name="T60">заинтересовалась Селестия.</text:span></text:p>
      <text:p text:style-name="P77">Я вспомнил свои неудачные попытки завязать личную жизнь с девушками. Конечно, <text:span text:style-name="T61">те</text:span> были далеки от совершенства. Но так ли безгрешен был я сам?</text:p>
      <text:p text:style-name="P61">– <text:span text:style-name="T60">Я бы не извинился. Огрызался бы и считал себя правым до последнего. Ещё и послал бы подальше.</text:span></text:p>
      <text:p text:style-name="P77"><text:soft-page-break/>Аликорница насмешливо покачала головой.</text:p>
      <text:p text:style-name="P61">– <text:span text:style-name="T60">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span></text:p>
      <text:p text:style-name="P78">Я <text:span text:style-name="T65">снова присел на столик, теперь уже лицом к аликорнице.</text:span></text:p>
      <text:p text:style-name="P63">– <text:span text:style-name="T65">Так что случилось? Куда ты пропадала? Рассказывай.</text:span></text:p>
      <text:p text:style-name="P81">Смешливость Селестии моментально сошла на нет. <text:span text:style-name="T66">Она молча подошла к глобусу и поманила меня к себе. На внушительных размеров шар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span></text:p>
      <text:p text:style-name="P64">– <text:span text:style-name="T66">Что ты видишь? </text:span>– <text:span text:style-name="T66">спросила она напряжённо.</text:span></text:p>
      <text:p text:style-name="P65">– <text:span text:style-name="T67">Часть побережья. К побережью подходит лес. Неподалёку проходит железная дорога. Чуть-чуть ниже по карте проходит граница Эквестрии. </text:span>– <text:span text:style-name="T67">послушно ответил я. И удивлённо замолк, услышав тяжёлое дыхание аликорницы.</text:span></text:p>
      <text:p text:style-name="P66">– <text:span text:style-name="T67">Тут был город. Граница проходила дальше, а тут был город. Железная дорога делала изгиб и проходила через него. </text:span>– <text:span text:style-name="T70">аликорница произносила эти слова через силу, закрыв глаза, как бы во сне.</text:span></text:p>
      <text:p text:style-name="P82">Я внимательно посмотрел на карту. Никакого города там не было. <text:span text:style-name="T68">Железная дорога стрункой проходила через лес, нигде особо не отклоняясь от ровной линии до самых гор.</text:span></text:p>
      <text:p text:style-name="P140">– <text:span text:style-name="T72">Ты не ошиблась? Нет тут никакого города.</text:span></text:p>
      <text:p text:style-name="P140">– <text:span text:style-name="T72">Сейчас нет. Раньше был. </text:span>– <text:span text:style-name="T72">еле слышно прошептала аликорница.</text:span></text:p>
      <text:p text:style-name="P140">– <text:span text:style-name="T72">Чего ты так волнуешься? Может, на более подробной карте есть? Я бы на точность глобуса не слишком полагался.</text:span></text:p>
      <text:p text:style-name="P141">– <text:span text:style-name="T73">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Границы сжались, затянув его место. Как будто его не было!</text:span></text:p>
      <text:p text:style-name="P141">– <text:span text:style-name="T73">Так, может, его и не было? </text:span>– <text:span text:style-name="T74">заметил я цинично.</text:span></text:p>
      <text:p text:style-name="P1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141">– <text:span text:style-name="T74">Ты прав. Теперь уже не было. Было такое страшное заклинание </text:span>— <text:span text:style-name="T73">стирание из бытия. Точнее, его нет и не было после того, как я замкнула его на его создателя. Суть заклинания в том, что оно исключает обьект из существования. Не уничтожает, а именно стирает. Был обьект, а после воздействия заклинания — нет, и никогда </text:span>— <text:span text:style-name="T73">понимаешь </text:span>— <text:span text:style-name="T73">никогда не было! И никто не помнит об обьекте, потому что его вообще не было. Это самое страшное, страшнее нет ничего. Даже после смерти остаётся память и след в истории. А после стирания </text:span>— <text:span text:style-name="T73">не остаётся ничего. Так вот, у меня такое впечатление, что на этом городе применили то заклинание. Потому что о нём не осталось ни следа. Ни в прошлом, ни в настоящем.</text:span></text:p>
      <text:p text:style-name="P142">– <text:span text:style-name="T74">А как ты сама о нём помнишь, если он стёрт из бытия? </text:span>– <text:span text:style-name="T74">резонно подметил я.</text:span></text:p>
      <text:p text:style-name="P142">– <text:span text:style-name="T74">У меня есть защита от этого заклинания. Я создала её, когда сражалась с ним… Правда, защита еле действует, так как прошло очень много времени. Я так и не вспомнила название города. Но я помню факт его существования!</text:span></text:p>
      <text:p text:style-name="P143"/>
      <text:p text:style-name="P64"/>
      <text:p text:style-name="P46">&lt;<text:span text:style-name="T11">Селестия рассказывает про эпизод с жеребятами-пегасами в лётной школе. </text:span><text:span text:style-name="T18">Прогулка к крепостной стене у пропасти. </text:span><text:span text:style-name="T11">Лёгкое землятрясение.</text:span>&gt;</text:p>
      <text:p text:style-name="P44"/>
      <text:p text:style-name="P44"><text:soft-page-break/></text:p>
      <text:p text:style-name="P45">Откуда-то с окраины парка донёсся еле слышный вопль:</text:p>
      <text:p text:style-name="P45">– Индиго-о-о! Индиго-о-о-о! Домой!! Где эта несносная кобылка?!</text:p>
      <text:p text:style-name="P45">Я вспомнил утреннюю встречу.</text:p>
      <text:p text:style-name="P45">– У меня к тебе просьба от одной весьма бойкой особы.</text:p>
      <text:p text:style-name="P45">– Да? – отвлеклась от мрачных дум аликорница.</text:p>
      <text:p text:style-name="P45">– Некая Индиго Мэдтроттер просила тебя найти её подружку, Шейлу Блюскай. Якобы, она пропала.</text:p>
      <text:p text:style-name="P45">– Шейла? – Селестия тёрла копытом висок, старалась освежить память. – Да-да, помню её.</text:p>
      <text:p text:style-name="P45"/>
      <text:p text:style-name="P45"/>
      <text:p text:style-name="P45">&lt;Индиго Мэдтроттер утратила Шейлу Блюскай. Селестия вспоминает эпизод с Шейлой.&gt;</text:p>
      <text:p text:style-name="P45"/>
      <text:p text:style-name="P33">&lt;Продолжение разговора - «на чём мы остановились?»&gt;</text:p>
      <text:p text:style-name="P45"/>
      <text:p text:style-name="P45">&lt;<text:span text:style-name="T11">(после 34:</text:span></text:p>
      <text:p text:style-name="P74"><text:span text:style-name="T11">← </text:span><text:span text:style-name="T16">Не понял? </text:span><text:span text:style-name="T11">А что это, если не любовь?</text:span></text:p>
      <text:p text:style-name="P34">- Мааакс! - мягко произнесла аликорница. - Аликорны не могут любить. Я же тебе рассказывала прямо перед этим. Думала, ты поймёшь...</text:p>
      <text:p text:style-name="P33">– <text:span text:style-name="T51">Охренеть</text:span>! А <text:span text:style-name="T52">зачем</text:span> ты завела отношения со мной? <text:span text:style-name="T52">Тебе жеребцов из дворцовой стражи не хватает? Свежачка захотелось? </text:span></text:p>
      <text:p text:style-name="P6"><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33">– Тьфу!</text:p>
      <text:p text:style-name="P45"><text:span text:style-name="T11">– <text:s/>Мне очень жаль...</text:span>&gt;</text:p>
      <text:p text:style-name="P45"/>
      <text:p text:style-name="P43"><text:span text:style-name="T1">&lt;</text:span>сюжеты из 1001 ночи<text:span text:style-name="T1">&gt;</text:span></text:p>
      <text:p text:style-name="P45"/>
      <text:p text:style-name="P45">&lt;Упоминание Стар Свирлом элементов гармонии&gt;</text:p>
      <text:p text:style-name="P84">&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41"/>
      <text:p text:style-name="P39"/>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text:soft-page-break/>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text:soft-page-break/>&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1"/>
      <text:p text:style-name="P4">***</text:p>
      <text:p text:style-name="P14"/>
      <text:p text:style-name="P2"><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52"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oft-page-break/><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text:soft-page-break/>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52"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oft-page-break/><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52"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oft-page-break/><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text:soft-page-break/>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oft-page-break/><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52"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text:soft-page-break/>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oft-page-break/><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2" text:outline-level="2">Продолжение ЛСД-чаепития</text:h>
      <text:p text:style-name="P2"/>
      <text:p text:style-name="P2"><text:soft-page-break/><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oft-page-break/><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text:span><text:soft-page-break/><text:span text:style-name="T11">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52" text:outline-level="2">В библиотеке замка Селестии</text:h>
      <text:p text:style-name="P112"/>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text:soft-page-break/>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text:soft-page-break/>– Они не знают. В тех провалах не видно дна...</text:p>
      <text:p text:style-name="P2"/>
      <text:h text:style-name="P15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9">заклинание равновесия, в описании к которому есть ссылка на заклинание роста </text:span><text:span text:style-name="T20">(вставить шутку в стиле Влада)</text:span><text:span text:style-name="T19">.</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text:soft-page-break/>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text:soft-page-break/>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text:soft-page-break/>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5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text:soft-page-break/>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text:soft-page-break/>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52"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text:soft-page-break/>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2" text:outline-level="2">Сон Макса</text:h>
      <text:p text:style-name="P112"/>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text:soft-page-break/>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5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5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oft-page-break/><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text:soft-page-break/>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text:soft-page-break/>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oft-page-break/><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text:soft-page-break/>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text:soft-page-break/>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5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text:soft-page-break/></text:p>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52" text:outline-level="2"><text:soft-page-break/>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oft-page-break/><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5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5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52" text:outline-level="2">Четвёртый сон РД. Объединяющий</text:h>
      <text:p text:style-name="P2"/>
      <text:p text:style-name="P2"><text:soft-page-break/>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oft-page-break/><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52"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2" text:outline-level="2">Поиск решения</text:h>
      <text:p text:style-name="P112"/>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text:soft-page-break/>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text:span><text:soft-page-break/><text:span text:style-name="T11">в срок.</text:span><text:span text:style-name="T5">&gt;</text:span></text:p>
      <text:p text:style-name="P2"/>
      <text:h text:style-name="P15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5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oft-page-break/><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2"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text:soft-page-break/>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2" text:outline-level="2">След?</text:h>
      <text:p text:style-name="P112"/>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text:soft-page-break/>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2" text:outline-level="2">Озарение</text:h>
      <text:p text:style-name="P2"/>
      <text:p text:style-name="P2"><text:soft-page-break/><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96"/>
      <text:p text:style-name="P9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6"/>
      <text:p text:style-name="P93">Разговор не клеился.</text:p>
      <text:p text:style-name="P9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6"><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6"><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6"><text:span text:style-name="T5">– </text:span>Ну хорошо. Убедила. В конце-концов, можем поступить так. Вы с Флатти вернётесь обратно а я продолжу поиски здесь.</text:p>
      <text:p text:style-name="P96"><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96"><text:span text:style-name="T5">– </text:span>Вы можете связываться со мной раз в месяц по коридору.</text:p>
      <text:p text:style-name="P96"><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6"><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6">Эпплджек недоверчиво хмыкнула.</text:p>
      <text:p text:style-name="P96"><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6"><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96"><text:span text:style-name="T5">– </text:span>Конечно оставаться. Кто ещё, кроме нас, может найти её?</text:p>
      <text:p text:style-name="P96"><text:span text:style-name="T5">– </text:span>Я думал, ты не сможешь оставить Энджела и всех остальных надолго.</text:p>
      <text:p text:style-name="P96"><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2"><text:span text:style-name="T5">– </text:span>Извини, Флаттершай, забылся.</text:p>
      <text:p text:style-name="P102"><text:span text:style-name="T5">– </text:span>Та ладно, я ж не против, – возразила Эпплджек. – Не парься, Флатти. Было б хуже, если б он <text:s/>назвал меня Эпплджек на людях.</text:p>
      <text:p text:style-name="P102"><text:span text:style-name="T5">– </text:span>Ты так... – запнулась Флаттершай. – Так быстро забыла свою ферму. И...</text:p>
      <text:p text:style-name="P102"><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2"><text:span text:style-name="T5">– </text:span>Как ты можешь так говорить? – расплакалась Флаттершай.</text:p>
      <text:p text:style-name="P102"><text:span text:style-name="T5">– </text:span>Эй, девушки, не ссорьтесь! Мы — одна команда! И надеюсь, останемся ею и в дальнейшем. </text:p>
      <text:list xml:id="list4051166916821753342" text:style-name="L5">
        <text:list-header>
          <text:p text:style-name="P14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2"><text:span text:style-name="T5">– </text:span>А если нет? – Эпплджек смотрела мне мне прямо в глаза.</text:p>
      <text:list xml:id="list191902624881879" text:continue-numbering="true" text:style-name="L5">
        <text:list-header>
          <text:p text:style-name="P145">Я молча пожал плечами. Эпплджек уверенно продолжила.</text:p>
        </text:list-header>
      </text:list>
      <text:p text:style-name="P102"><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2"><text:span text:style-name="T5">– </text:span>Спасибо, ЭйДжей.</text:p>
      <text:p text:style-name="P102"><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901418242754" text:continue-numbering="true" text:style-name="L5">
        <text:list-header>
          <text:p text:style-name="P145">Флаттершай пробормотала нечто, показавшееся мне знакомым.</text:p>
        </text:list-header>
      </text:list>
      <text:p text:style-name="P102"><text:span text:style-name="T5">– </text:span>Флатти, ты что-то сказала? Я не расслышал.</text:p>
      <text:p text:style-name="P102"><text:span text:style-name="T5">– </text:span>Намерение Изменяет Реальность.</text:p>
      <text:p text:style-name="P102"><text:span text:style-name="T5">– </text:span>Эээ. А где ты слышала эту фразу, если не секрет?</text:p>
      <text:p text:style-name="P102"><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901905195461" text:continue-numbering="true" text:style-name="L5">
        <text:list-header>
          <text:p text:style-name="P145">У меня как будто вспыхнула лампочка в мозгу. Кирпичики быстро выстраивались в целостную картину. Я ринулся в прихожую.</text:p>
        </text:list-header>
      </text:list>
      <text:p text:style-name="P102"><text:span text:style-name="T5">– </text:span>Флатти, ЭйДжей, буду через час. Ждите!</text:p>
      <text:p text:style-name="P96"/>
      <text:h text:style-name="P151" text:outline-level="2">Почти.</text:h>
      <text:p text:style-name="P110"/>
      <text:p text:style-name="P102">В офисе меня встретил лыбящийся Стас.</text:p>
      <text:p text:style-name="P10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2">Я уставился на Стаса и он, захлёбываясь от торопливости, начал <text:span text:style-name="T5">расказывать</text:span>.</text:p>
      <text:p text:style-name="P102"><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2">– Ты его уничтожил?</text:p>
      <text:p text:style-name="P102">– Кого?</text:p>
      <text:p text:style-name="P102">– Этический модуль. Селестию.</text:p>
      <text:p text:style-name="P10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2">– Ты его уничтожил?</text:p>
      <text:p text:style-name="P10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2">– То есть, на домашнем компьютере Влада модуль работает и дальше?</text:p>
      <text:p text:style-name="P102">– Ага. К нему-то у меня доступа нету. Но в кластер к Нексусу он больше не пролезет.</text:p>
      <text:p text:style-name="P102">– Спасибо, Стас. Ты молодец.</text:p>
      <text:p text:style-name="P102">Ниточка, чуть было не прервавшаяся в офисе, повела в квартиру Влада.</text:p>
      <text:p text:style-name="P102"/>
      <text:h text:style-name="P151" text:outline-level="2">Дискорд</text:h>
      <text:p text:style-name="P112"/>
      <text:p text:style-name="P110">Девушки поспешно собирались, пока я растолковывал им задачу.</text:p>
      <text:p text:style-name="P110"><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5">– </text:span>Это тот твой приятель, который разбился с полгода назад? – спросила Эпплджек.</text:p>
      <text:p text:style-name="P110"><text:span text:style-name="T5">– </text:span>Да, это он.</text:p>
      <text:p text:style-name="P110"><text:span text:style-name="T5">– </text:span>А как мы попадём в его квартиру? Там сейчас кто-то живёт? – Флаттершай прыгала на одной ноге, натягивая кед.</text:p>
      <text:p text:style-name="P110"><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5">– </text:span>Макс, что случилось? У нас проблемы?</text:p>
      <text:p text:style-name="P111"><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5">–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5">– </text:span>Нет нужды. Лучше станьте-ка сзади меня так, чтобы заслонить от этих бабулек и от вооон той камеры наблюдения.</text:p>
      <text:list xml:id="list4980050297782991612" text:style-name="L6">
        <text:list-header>
          <text:p text:style-name="P14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2">Раздался лёгкий «кряк» и дверь подалась.</text:p>
      <text:p text:style-name="P128"><text:span text:style-name="T5">– </text:span>Девушки, заходим.</text:p>
      <text:p text:style-name="P9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2">Прихожая встретила нас толстым слоем пыли. Мы тихонько прошли внутрь и я закрыл дверь изнутри.</text:p>
      <text:p text:style-name="P96"><text:span text:style-name="T1">Компьютер</text:span> стоял там же, где и обычно <text:span text:style-name="T1">— в личном кабинете Влада на столе у окна.</text:span></text:p>
      <text:p text:style-name="P128"><text:span text:style-name="T5">– </text:span>Макс, тут окно разбито! И верёвка какая-то висит. – крикнула Флаттершай из кухни.</text:p>
      <text:p text:style-name="P128"><text:span text:style-name="T5">– </text:span>Оставь, Флатти, не сейчас! – отмахнулся я.</text:p>
      <text:p text:style-name="P134">Лампочка питания на ноутбуке горела, <text:s/>но подключенный монитор оставался тёмным. Я постучал по пробелу, но безрезультатно.</text:p>
      <text:p text:style-name="P12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28"><text:span text:style-name="T5">– </text:span>Монитор выключен. – <text:s/>раздалось из угла. Кресло с высокой спинкой повернулось, открыв нашим взорам Дискорда. </text:p>
      <text:p text:style-name="P128">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8">Он приподнял панамку, дурашливо здороваясь.</text:p>
      <text:p text:style-name="P128"><text:span text:style-name="T5">– </text:span>Оп-па! – пробормотала Эпплджек. – Нежданчик!</text:p>
      <text:p text:style-name="P128"><text:span text:style-name="T5">– </text:span>Ты, я вижу, времени не терял, – моя рука под прикрытием стола медленно тянулась к тяжёлой фарфоровой кружке, стоящей на краю.</text:p>
      <text:p text:style-name="P113"><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5">– </text:span>А почему ты вообще решил искать нас тут? – спросила Эпплджек. – Приехал бы домой. Мы б тебя чаем напоили.</text:p>
      <text:p text:style-name="P113"><text:span text:style-name="T5">– </text:span>Видишь ли, дорогая Эй-Джей, я с самого начала знал, где находится наша уважаемая принцесса, а времени в обрез, так что...</text:p>
      <text:p text:style-name="P118">В проёме дверей появилась Флаттершай.</text:p>
      <text:p text:style-name="P113"><text:span text:style-name="T5">– </text:span>С кем это вы тут разговариваете?</text:p>
      <text:list xml:id="list2665345794863476327" text:style-name="L7">
        <text:list-header>
          <text:p text:style-name="P15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8">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пустила толстенный том «Энтерпрайз-паттернов» , издание девятое, дополненное.</text:p>
      <text:p text:style-name="P128">На лице Дискорда появилось удивлённо-мечтательное выражение и он вырубился.</text:p>
      <text:p text:style-name="P128"/>
      <text:h text:style-name="P152" text:outline-level="2">Селестия</text:h>
      <text:p text:style-name="P128"/>
      <text:p text:style-name="P128">Включенный монитор показал схематическое изображение Селестиии, </text:p>
      <text:p text:style-name="P129">&gt;\<text:span text:style-name="T1">Привет, Селестия. Это Макс. Как себя чувствуешь?</text:span></text:p>
      <text:p text:style-name="P129">&lt;\<text:span text:style-name="T1">Макс? МАКС??? МА-А-А-АКС!!! НАКОНЕЦ-ТО! КАК Я РАДА ТЕБЯ СЛЫШАТЬ! </text:span></text:p>
      <text:p text:style-name="P129">&gt;\<text:span text:style-name="T1">Я рад, что нашёл тебя, Тия.</text:span></text:p>
      <text:p text:style-name="P12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9">&gt;\<text:span text:style-name="T1">Тия, я сейчас подключу микрофон и колонки, и мы сможем общаться более удобно.</text:span></text:p>
      <text:p text:style-name="P128">…</text:p>
      <text:p text:style-name="P128">– Привет опять. Как ты меня слышишь?</text:p>
      <text:p text:style-name="P128"><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9">– <text:span text:style-name="T1">Могу себе представить. Как-то раз я провёл три часа камере сенсорной депривации. Мне не понравилось.</text:span></text:p>
      <text:p text:style-name="P128">– Эммм... Ваше Высочество, вы в порядке? Мы так рады, что наконец-то нашли Вас! – вклинилась в разговор Эпплджек.</text:p>
      <text:p text:style-name="P128">– Кто тут? Макс, кто ещё с тобой?</text:p>
      <text:p text:style-name="P129"><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9">– <text:span text:style-name="T1">Девочки? Я рада вас слышать. А Твайлайт нет рядом?</text:span></text:p>
      <text:p text:style-name="P12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8">При этих словах Дискорд замычал и задёргался. Эпплджек нахмурилась и проверила верёвки, привязывающие его к спинке стула.</text:p>
      <text:p text:style-name="P12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8">– Ноутбук — так называется место, где я нахожусь сейчас? А кто это мычит?</text:p>
      <text:p text:style-name="P12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8">– О, духи предков, но зачем??? Почему у него кляп во рту?</text:p>
      <text:p text:style-name="P128">– Мы связали его. Он нас предал. И тебя. И Эквестрию. Всех.</text:p>
      <text:p text:style-name="P128">При этих словах Эпплджек и Флаттершай непонимающе уставились на меня, а Дискорд протестующе замычал.</text:p>
      <text:p text:style-name="P128">Я начал рассказывать о своих догадках, и непонимающее выражение на лицах девушек сменилось удивлением.</text:p>
      <text:p text:style-name="P12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8">– А зачем тогда ты приложила его книгой? – непонимающе уставился я на неё.</text:p>
      <text:p text:style-name="P128">– Потому что ты напал на него. Я и подумала — тебе виднее. И подсобила.</text:p>
      <text:p text:style-name="P128">Флаттершай отрицающе мотнула головой.</text:p>
      <text:p text:style-name="P128">– Не может Дискорд быть предателем. Он мой друг.</text:p>
      <text:p text:style-name="P128">Дискорд благодарственно замычал и закивал головой.</text:p>
      <text:p text:style-name="P12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8">Дискорд завёл глаза на лоб и обречённо завыл.</text:p>
      <text:p text:style-name="P128">– Макс, постой. Дай мне поговорить с ним. – сказала Селестия. – Не могу поверить, что Дискорд на такое пошёл.</text:p>
      <text:p text:style-name="P128">– Ну хорошо. Поговори. Послушаем, что он скажет.</text:p>
      <text:p text:style-name="P128">Я красноречиво покачал кулак перед его носом и вытащил кляп.</text:p>
      <text:p text:style-name="P128">...</text:p>
      <text:p text:style-name="P119">– Ффы, тьфу, пффф, пфу! <text:span text:style-name="T5">&lt;</text:span><text:span text:style-name="T11">Вот дискорд! Я, то бишь!</text:span><text:span text:style-name="T5">&gt; </text:span>Ну за что мне такое наказание?! Пытаешься <text:soft-page-break/>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119">– Это я-то устраиваю цирк?!! ДА ТЫ НА СЕБЯ ПОСМОТРИ, КЛОУН!!! На людей кидаешься, чашками бросаешься, вон, мне нос разбил! Дерёшься...</text:p>
      <text:p text:style-name="P119">Я угрожающе поднёс тряпку к лицу Дискорда.</text:p>
      <text:p text:style-name="P119">– Ещё одно слово в таком тоне, и ты заткнёшься, а мы уйдём в Эквестрию без тебя!</text:p>
      <text:p text:style-name="P11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9">Дискорд демонстративно закрыл рот и посвистывая уставился в потолок.</text:p>
      <text:p text:style-name="P119">Разговор зашёл в тупик.</text:p>
      <text:p text:style-name="P122"/>
      <text:p text:style-name="P123">На мониторе высветился текст:</text:p>
      <text:p text:style-name="P12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3"/>
      <text:p text:style-name="P123">Из колонок послышался лёгкий шорох.</text:p>
      <text:p text:style-name="P119">– Дик, сейчас не время для ссор. – голос Селестии был мягким, но настойчивым. – Мы в одной лодке.</text:p>
      <text:p text:style-name="P119">– Тебе легко говорить! Тебе не разбивали нос и не оскорбляли угрозами!</text:p>
      <text:p text:style-name="P119">– Ты должен понимать, что у Макса были все основания так себя вести. Твоё поведение вызвало подозрения у него, ведь он мало тебя знает. </text:p>
      <text:p text:style-name="P119">К уговорам Селестии присоединилась Флаттершай.</text:p>
      <text:p text:style-name="P119">– Дискорд, миленький, прости его. Макс хороший. Он просто не знал, что ты тоже хороший...</text:p>
      <text:p text:style-name="P119">У Дискорда покраснели уши и он засмущался и заворчал.</text:p>
      <text:p text:style-name="P11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9">Я пропустил «дятла» мимо ушей.</text:p>
      <text:p text:style-name="P12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0">***</text:p>
      <text:p text:style-name="P11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9"><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9">Потому разбрасываться такой возможностью не стоит. Если уж тебе повезло оказаться в новом мире — исследуй его сполна!..</text:p>
      <text:p text:style-name="P120">***</text:p>
      <text:p text:style-name="P125">&lt;<text:span text:style-name="T12">сюда можно вставить похождения Дискорда — вторая неопубликованная глава. Первая — секс с Селестией</text:span>&gt;</text:p>
      <text:p text:style-name="P120">***</text:p>
      <text:p text:style-name="P123">– Развяжите мне, наконец, руки! Или хотя бы одну. Плечами жестикулировать неудобно.... </text:p>
      <text:p text:style-name="P123">Я развязал Дискорду левую руку.</text:p>
      <text:p text:style-name="P12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3">Дискорд принялся разминать затёкшее запястье.</text:p>
      <text:p text:style-name="P12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3">– Какое письмо, Корди? – вскинулась до этого зачарованно слушавшая Дискорда Флаттершай.</text:p>
      <text:p text:style-name="P123">– Ну ваше же! Вы с Эпплджек написали мне о своих мытарствах тут. Вежливо так написали, спасибо...</text:p>
      <text:p text:style-name="P123">Флаттершай покрылась пунцовыми пятнами.</text:p>
      <text:p text:style-name="P123">– Я... Мы... – тут она совсем стушевалась.</text:p>
      <text:p text:style-name="P123">– Так а почему ты сказал, что никто не уйдёт в Эквестрию? – наконец перебила Дискорда скучавшая до этого Эпплджек.</text:p>
      <text:p text:style-name="P123">Дискорд уставился на неё долгим взглядом, а потом хлопнул себя по лбу.</text:p>
      <text:p text:style-name="P12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123">– И что? – продолжила его мысль Эпплджек.</text:p>
      <text:p text:style-name="P123">–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123">– И?!! – до меня уже дошло, но Эпплджек продолжала тупить.</text:p>
      <text:p text:style-name="P123">–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123">– СКОЛЬКО??? – воскликнули хором я и девушки.</text:p>
      <text:p text:style-name="P123">Дискорд открыл было рот, но его слова заглушил звонок в дверь.</text:p>
      <text:p text:style-name="P123">– ОТКРОЙТЕ, ПОЛИЦИЯ! Вам даётся полминуты, чтобы открыть дверь. Через тридцать секунд дверь будет выбита!</text:p>
      <text:p text:style-name="P12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3">Блядь!</text:p>
      <text:p text:style-name="P123">– На крышу, живо!!! Через окно на кухне! – зашипел Дискорд, отчаянно дёргая узлы свободной рукой.</text:p>
      <text:p text:style-name="P123">Эпплджек, одной рукой сгребя в охапку ноутбук, второй увлекая Флаттершай, кинулась на кухню.</text:p>
      <text:p text:style-name="P123">– А толку? Куда мы с крыши денемся? – спросил я растерянно. Дискорд только раздражённо зарычал в ответ.</text:p>
      <text:p text:style-name="P119">Дверь содрогнулась от мощного удара. Послышался стук падающей штукатурки. Я сломя голову кинулся на кухню.</text:p>
      <text:p text:style-name="P119">– Развяжи меня, идиот!!! – гаркнул вдогонку Дискорд.</text:p>
      <text:p text:style-name="P11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 </text:p>
      <text:p text:style-name="P11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9">Верёвка в кухонном окне дёргалась от движений лезущих по ней Флатти и Эпплджек. Я словил её рукой и стал на подоконник.</text:p>
      <text:p text:style-name="P119">Чёрт!</text:p>
      <text:p text:style-name="P11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9">Но нет, триста тысяч чертей, раз девушки смогли – я тоже смогу!</text:p>
      <text:p text:style-name="P11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119">Я выдохнул.</text:p>
      <text:p text:style-name="P11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9">Чёрт! Чёрт! Чёрт! Чёрт!</text:p>
      <text:p text:style-name="P119">Бля!!!...</text:p>
      <text:p text:style-name="P119">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119"/>
      <text:h text:style-name="P152" text:outline-level="2">Назад, в Эквестрию</text:h>
      <text:p text:style-name="P119"/>
      <text:p text:style-name="P119">Долго паниковать не пришлось. </text:p>
      <text:p text:style-name="P119">Я почувствовал сильный рывок за шиворот и захват поперёк груди. </text:p>
      <text:p text:style-name="P119">– ОТПУСТИ ДЕВЧОНКУ!!! – загрохотало мне в ухо. Я открыл глаза.</text:p>
      <text:p text:style-name="P11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9">Я чуть поднял глаза и уставился в чешуйчатую морду дракон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9">Наконец это ему удалось, и дальнейший подъём на крышу происходил в молчании.</text:p>
      <text:p text:style-name="P11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9">Флаттершай оторвала заплаканное лицо от моей ветровки.</text:p>
      <text:p text:style-name="P119">– Да-да, ты прав, Корди. Я готова.</text:p>
      <text:p text:style-name="P119"><text:soft-page-break/>На длинной шее Дискорд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2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9">И мы полетели навстречу закату.</text:p>
      <text:p text:style-name="P11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9">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11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9">– Пристегните ремни! – проревел Дискорд, резко ускоряясь. – Будет весело!!!</text:p>
      <text:p text:style-name="P11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9">– ЙУУУУУУУХХХУУУУУ!!! – заорал Дискорд, сложил крылья и врезался в шар.</text:p>
      <text:p text:style-name="P124">&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3" text:outline-level="1">Беседа за столиком в ночи</text:h>
      <text:p text:style-name="P98">Из-за заинтересованности Эквуса в Максе, тому не приходится прилагать усилий для 34 — на что ему указывает Анакорн</text:p>
      <text:p text:style-name="P10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6"><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96"><text:span text:style-name="T1">– </text:span>Анакорн. <text:span text:style-name="T1">– о</text:span>трекомендовался он. <text:span text:style-name="T5">– </text:span><text:span text:style-name="T1">Демиург.</text:span></text:p>
      <text:p text:style-name="P96"><text:span text:style-name="T1">– </text:span>П-привет. Макс. <text:span text:style-name="T1">– в</text:span> смятении представился я.</text:p>
      <text:p text:style-name="P9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2"/>
      <text:p text:style-name="P96"><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2"/>
      <text:p text:style-name="P9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6"><text:span text:style-name="T1">Юноша</text:span> закинул ногу за ногу и пытливо смотрел на меня, играя карандашём .</text:p>
      <text:p text:style-name="P96">Я совсем запутался.</text:p>
      <text:p text:style-name="P96"><text:span text:style-name="T1">– </text:span>Какая проблема? Какое решение? Кто ты <text:span text:style-name="T1">вообще</text:span>?</text:p>
      <text:p text:style-name="P96"><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10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2">– Стоп, не торопись. – у меня голова пошла кругом от информации. – Я ничего не понял. Какие-такие проблемы? Какие варианты? Зачем его поддерживать?</text:p>
      <text:p text:style-name="P102">Анакорн недовольно поморщился, но продолжил.</text:p>
      <text:p text:style-name="P10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2"><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2">На голограмме появилась солнечная система Эквуса. Почему-то в центре системы был сам Эквус. Вокруг него вращались солнце и луна.</text:p>
      <text:p text:style-name="P102">Анакорн плюхнулся обратно в кресло и схватился за голову. Потом, немного успокоившись, продолжил.</text:p>
      <text:p text:style-name="P10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2">Анакорн отпил из стакана и продолжил.</text:p>
      <text:p text:style-name="P10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2">Анакорн постучал по столику указкой. Солнечная система увеличилась, оставив в поле зрения только шар Эквуса.</text:p>
      <text:p text:style-name="P102">– Самое плохое — Эквус лишается внешней подпитки энергией. Это при том, что он ещё слаб и <text:soft-page-break/>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104">Ко мне наконец-то пришло понимание ситуации.</text:p>
      <text:p text:style-name="P10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2">Анакорн смутился.</text:p>
      <text:p text:style-name="P10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2">(<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2"><text:span text:style-name="T9">– Сам ты раздолбай! – произнёс, наконец, Свирл</text:span>)</text:p>
      <text:p text:style-name="P102">… И создали вы его достаточно топорно — видишь, он трещит по швам.</text:p>
      <text:p text:style-name="P102">– Хмм. То есть, это брони создали Эквус?</text:p>
      <text:p text:style-name="P10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2">Я вспомнил события последнего года <text:span text:style-name="T5">&lt;</text:span>упомянуть в эпизоде на Терре, что МЛП-сериал закрылся год назад<text:span text:style-name="T5">&gt;</text:span></text:p>
      <text:p text:style-name="P10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2">Анакорн с такой силой сжал карандаш, что он хрустнул.</text:p>
      <text:p text:style-name="P10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8">– </text:p>
      <text:p text:style-name="P102">Я хотел было сказать что-то насмешливое о своих способностях, но тут у меня перехватило дыхание. <text:soft-page-break/>Я подумал об одной возможности, ради которой можно согласиться на всё. Практически на всё...</text:p>
      <text:p text:style-name="P104">– Верни Рэйнбоу!!!</text:p>
      <text:p text:style-name="P104">Обломки карандаша выпали из кулака Анакорна на столик.</text:p>
      <text:p text:style-name="P104">– Э-э-э… м-м-м… ну-у-у... Нельзя сказать, что это совсем невыполнимо… Но, прямо скажу, задачка не для студента!</text:p>
      <text:p text:style-name="P104">– А ты студент?</text:p>
      <text:p text:style-name="P10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4">– Нет. Плата остаётся неизменной. Тут мы квиты. У меня тоже мало шансов помочь тебе — я не имею ни малейшего понятия, как это сделать.</text:p>
      <text:p text:style-name="P104">Ставшие почти прозрачными стены комнаты снова обрели материальность. Анакорн пожал плечами и протянул мне руку через столик.</text:p>
      <text:p text:style-name="P10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4">Я задумался.</text:p>
      <text:p text:style-name="P10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text:soft-page-break/>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4">Анакорн почесал в затылке.</text:p>
      <text:p text:style-name="P104">– А кьютимарки? Как, <text:span text:style-name="T5">&lt;</text:span><text:span text:style-name="T13">чёрт</text:span><text:span text:style-name="T5">&gt;</text:span> меня побери, объяснить кьютимарки?</text:p>
      <text:p text:style-name="P104">– А кьютимарки ты сам даришь пони, когда распознаёшь их жизненное предназначение.</text:p>
      <text:p text:style-name="P10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4">Я пожал плечами.</text:p>
      <text:p text:style-name="P104">– А по-другому я не могу объяснить их появление. К сожалению.</text:p>
      <text:p text:style-name="P13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0">– Хорошо. Уболтал. Кьютимарки беру на себя. Так и знал, что мне самое трудное достанется!</text:p>
      <text:p text:style-name="P13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0">Анакорн проследил мой взгляд.</text:p>
      <text:p text:style-name="P130">– Нечего так смотреть. Если я стану применять магию вместо ловкости, теряется весь смысл упражнения... О, глянь-ка на Эквус!</text:p>
      <text:p text:style-name="P13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0"/>
      <text:p text:style-name="P132">Да, т<text:span text:style-name="T2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3"/>
      <text:p text:style-name="P13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2"/>
      <text:p text:style-name="P130">Я опять задумался. В голове было пусто. Хотя, если подумать с точки зрения программиста, можно... Наверное можно, раз все предыдущее прокатило...</text:p>
      <text:p text:style-name="P131">–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1">– Не понял? Это как? Как ты совместишь разрушенную магическими войнами Эквестрию с романтически-сексуальным раем для попаданцев?</text:p>
      <text:p text:style-name="P131"><text:soft-page-break/><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1">Анакорн долго мусолил карандаш, а потом вдруг заржал.</text:p>
      <text:p text:style-name="P13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31">Анакорн примирительно похлопал меня по плечу.</text:p>
      <text:p text:style-name="P13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1">Я подозрительно посмотрел на Анакорна.</text:p>
      <text:p text:style-name="P131"><text:span text:style-name="T5">– </text:span>Какой ещё, нафиг, «мой фанфик»? Я никакого фанфика не писал. И не собираюсь, вообще-то.</text:p>
      <text:p text:style-name="P131">Анакорн ехидно ухмыльнулся и откинулся в кресле, переплетя пальцы за затылком.</text:p>
      <text:p text:style-name="P13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0"><text:span text:style-name="T5">– </text:span>Факн щит<text:note text:id="ftn12" text:note-class="footnote"><text:note-citation>12</text:note-citation><text:note-body><text:p text:style-name="P12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0">Анакорн развёл руками.</text:p>
      <text:p text:style-name="P13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0">Анакорн, глядя на мои терзания, понимающе кивнул и продолжил.</text:p>
      <text:p text:style-name="P102"><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02">– Гм! Я бы попросил тебя не касаться моих отношений с Рэйнбоу!</text:p>
      <text:p text:style-name="P10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2">У меня сердце буквально ухнуло куда-то вниз, в область желудка.</text:p>
      <text:p text:style-name="P10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10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2">– Та ладно, не утешай. Я не маленький ребёнок. Долг платежом красен. Сделаю то, что ты хочешь. Как сумею.</text:p>
      <text:p text:style-name="P10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2">Анакорн наблюдал за мной без улыбки. По его нейтральному выражению лица невозможно было догадаться, о чём он думает.</text:p>
      <text:p text:style-name="P102">– Ну вот и отлично. Рад, что мы наконец-то пришли к сделке.</text:p>
      <text:p text:style-name="P10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5">–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обратно возвращался?</text:p>
      <text:p text:style-name="P10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2">Так вот, возвращать тебя обратно в твой мир я не буду. </text:p>
      <text:p text:style-name="P102">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text:soft-page-break/>поклонников. Как небольшой бонус, ты и сам станешь на десяток лет моложе. </text:p>
      <text:p text:style-name="P10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2">– Ты ещё увидишь пару снов на прощание. Удачи!</text:p>
      <text:p text:style-name="P102"/>
      <text:p text:style-name="P103">***</text:p>
      <text:p text:style-name="P103"/>
      <text:p text:style-name="P102">&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102"/>
      <text:p text:style-name="P102">–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102">– Пожалста. – ответил я безучастно. – Всегда рад. Только Вам не нужно было ТАК распинаться, чтобы заручиться моей помощью.</text:p>
      <text:p text:style-name="P102">Селестия на мгновение смутилась, но продолжила.</text:p>
      <text:p text:style-name="P102">&lt;<text:span text:style-name="T11"> - Ты морочила мне яйца, чтобы заинтересовать? Всё, как Свирл указал?</text:span></text:p>
      <text:p text:style-name="P9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text:span text:style-name="T69">Моё враньё чуть было не разрушило всё. И только любящее сердце Дэш спасло ситуацию.</text:span></text:p>
      <text:p text:style-name="P100">Я покачал головой.</text:p>
      <text:p text:style-name="P102"><text:span text:style-name="T11">– </text:span><text:span text:style-name="T17">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text:span><text:span text:style-name="T11">е волнуйся. Я сделаю то, что должен...</text:span>&gt;</text:p>
      <text:p text:style-name="P10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6"><text:soft-page-break/>&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9">Селестия кивнула, соглашаясь, и образ её начал меркнуть.</text:p>
      <text:p text:style-name="P124">– <text:span text:style-name="T1">Окей. Будь счастлив и... спасибо тебе за всё, Макс.</text:span></text:p>
      <text:p text:style-name="P119">…</text:p>
      <text:p text:style-name="P12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9">Он нахлобучил на себя невесть откуда взявшуюся двууголку.</text:p>
      <text:p text:style-name="P119">– Как вам это нравится, господа?! Дискорд — спаситель Эквестрии! А ведь звучит!!! Разрешите откланяться!..</text:p>
      <text:p text:style-name="P119"/>
      <text:list xml:id="list3675415078346515455" text:style-name="L8">
        <text:list-header>
          <text:p text:style-name="P147">(<text:span text:style-name="T20">Луна — как повелительница снов, слышала разговор Макса с Анакорном</text:span>)</text:p>
          <text:p text:style-name="P148"/>
        </text:list-header>
      </text:list>
      <text:p text:style-name="P120">***</text:p>
      <text:p text:style-name="P96"><text:span text:style-name="T1">–</text:span> Ты?..</text:p>
      <text:p text:style-name="P96"><text:span text:style-name="T1">–</text:span> Ты??!</text:p>
      <text:p text:style-name="P96"><text:span text:style-name="T1">–</text:span> Ты мне снишься??</text:p>
      <text:p text:style-name="P96"><text:span text:style-name="T1">–</text:span> Это ты мне снишься!!</text:p>
      <text:p text:style-name="P96"><text:span text:style-name="T1">–</text:span> Неважно… Пусть мы друг-другу снимся… Ты как, Дэш?</text:p>
      <text:p text:style-name="P9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6"><text:span text:style-name="T1">–</text:span> И я в порядке. Вот, возвращаюсь в свой мир. Ну, не совсем в свой. Почти в свой.</text:p>
      <text:p text:style-name="P96"><text:span text:style-name="T1">–</text:span> Навсегда?</text:p>
      <text:p text:style-name="P96"><text:span text:style-name="T1">–</text:span> Скорее всего, да.</text:p>
      <text:p text:style-name="P96"><text:span text:style-name="T1">–</text:span> Это плохо. Я хотела тебе сказать…</text:p>
      <text:p text:style-name="P96"><text:span text:style-name="T1">–</text:span> Не надо, Дэш. Не стоит терзать себя. Мне тоже очень хотелось остаться. Но так надо. Мне очень жаль…</text:p>
      <text:p text:style-name="P9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6"><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6"><text:span text:style-name="T1">–</text:span> И тебя, и Твайлайт, и Рэрити, и Селестию, и всех-всех-всех… Таковы правила.</text:p>
      <text:p text:style-name="P96"><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96">Я опустил руку на шею Дэш и ощутил теплоту и лёгкое покалывание в пустоте.</text:p>
      <text:p text:style-name="P96"><text:span text:style-name="T5">–</text:span> Мне кажется, Дэш, <text:span text:style-name="T1">м</text:span>ы найдём способ связаться. Рано или поздно.</text:p>
      <text:p text:style-name="P96"><text:span text:style-name="T1">–</text:span> И лучше рано, чем поздно! Я не люблю ждать!</text:p>
      <text:p text:style-name="P96"><text:span text:style-name="T1">–</text:span> Да, Дэш. <text:span text:style-name="T1">–</text:span> её образ начал таять. <text:span text:style-name="T1">–</text:span> Да, я помню. Я всё ещё помню…</text:p>
      <text:p text:style-name="P96"/>
      <text:h text:style-name="P152" text:outline-level="2">Земля</text:h>
      <text:p text:style-name="P99">Музыкальная тема из бегущего по лезвию бритвы — <text:span text:style-name="T5">Mission impossible</text:span></text:p>
      <text:p text:style-name="P101">&lt;Ужас возвращения из тёплого волшебного мира друзей в холодную скучную реальность.&gt;</text:p>
      <text:p text:style-name="P9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94"><text:span text:style-name="T1">Я нашарил ногами тапки и пошёл в ванную. Проходя мимо стола, зацепился взглядом за</text:span> эскиз <text:span text:style-name="T1">рисунка</text:span>.</text:p>
      <text:p text:style-name="P9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5">Доставая из стола ключи от машины, опять наткнулся взглядом на эскиз.</text:p>
      <text:p text:style-name="P9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5">Назову-ка я фантазию «Последний фанфик».</text:p>
      <text:p text:style-name="P95"/>
      <text:p text:style-name="P95"/>
      <text:p text:style-name="P95"/>
      <text:p text:style-name="P96"/>
      <text:p text:style-name="P96"/>
      <text:p text:style-name="P96"/>
      <text:p text:style-name="P96"><text:soft-page-break/></text:p>
      <text:p text:style-name="P96"/>
      <text:p text:style-name="P96"/>
      <text:p text:style-name="P96"/>
      <text:p text:style-name="P9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6"/>
      <text:p text:style-name="P9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6"/>
      <text:p text:style-name="P96"/>
      <text:p text:style-name="P96"/>
      <text:p text:style-name="P96"/>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13T19:19:00.754254679</dc:date>
    <meta:editing-duration>P44DT23H4M33S</meta:editing-duration>
    <meta:editing-cycles>1810</meta:editing-cycles>
    <meta:generator>LibreOffice/5.0.2.2$Linux_X86_64 LibreOffice_project/00m0$Build-2</meta:generator>
    <meta:document-statistic meta:table-count="0" meta:image-count="0" meta:object-count="0" meta:page-count="119" meta:paragraph-count="2471" meta:word-count="54197" meta:character-count="360142" meta:non-whitespace-character-count="305728"/>
  </office:meta>
</office:document-meta>
</file>